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style:line-spacing="0.0139in"/>
      <style:text-properties style:font-name="Helvetica Neue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ode:</text:p>
      <text:p text:style-name="P1"/>
      <text:p text:style-name="P1">&gt; TwoSample &lt;- read.table(file.choose(), header= T, sep=",")</text:p>
      <text:p text:style-name="P1"/>
      <text:p text:style-name="P1">&gt; detach(TwoSample)</text:p>
      <text:p text:style-name="P1"/>
      <text:p text:style-name="P1">&gt; class(BreedA)</text:p>
      <text:p text:style-name="P1">[1] "factor"</text:p>
      <text:p text:style-name="P1">&gt; class(WeightA)</text:p>
      <text:p text:style-name="P1">[1] "numeric"</text:p>
      <text:p text:style-name="P1">&gt; levels(BreedA)</text:p>
      <text:p text:style-name="P1">[1] "A" "B"</text:p>
      <text:p text:style-name="P1">&gt; boxplot(WeightA~BreedA)</text:p>
      <text:p text:style-name="P1">&gt; t.test(WeightA~BreedA, mu=0, alt="two.sided", conf=0.95, var.eq=F, paired=F)</text:p>
      <text:p text:style-name="P1"/>
      <text:p text:style-name="P1"/>
      <text:p text:style-name="P1">Output :</text:p>
      <text:p text:style-name="P1"/>
      <text:p text:style-name="P1">Welch Two Sample t-test</text:p>
      <text:p text:style-name="P1"/>
      <text:p text:style-name="P1">data: <text:s/>WeightA by BreedA</text:p>
      <text:p text:style-name="P1">t = -1.2107, df = 29.782, p-value = 0.2355</text:p>
      <text:p text:style-name="P1">alternative hypothesis: true difference in means is not equal to 0</text:p>
      <text:p text:style-name="P1">95 percent confidence interval:</text:p>
      <text:p text:style-name="P1"><text:s/>-3.4842299 <text:s/>0.8912299</text:p>
      <text:p text:style-name="P1">sample estimates:</text:p>
      <text:p text:style-name="P1">mean in group A mean in group B </text:p>
      <text:p text:style-name="P1"><text:s text:c="8"/>11.5020 <text:s text:c="8"/>12.798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